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ManagerWrapper.scheduleWork( Work wor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ManagerWrapper.doWork( Work work , long startTimeout , ExecutionContext execContext , WorkListener work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ManagerWrapper.scheduleWork( Work work , long startTimeout , ExecutionContext execContext , WorkListener work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ManagerWrapper.WorkManagerWrapper( Executor 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ManagerWrapper.startWork( Work work , long startTimeout , ExecutionContext execContext , WorkListener work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ManagerWrapper.doWork( Work wor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ManagerWrapper.startWork( Work wor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